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9D000003006417888A.png" manifest:media-type="image/png"/>
  <manifest:file-entry manifest:full-path="Pictures/100000000000049D00000300AD785B54.png" manifest:media-type="image/png"/>
  <manifest:file-entry manifest:full-path="Pictures/100000000000049D0000030078907892.png" manifest:media-type="image/png"/>
  <manifest:file-entry manifest:full-path="Pictures/10000000000002F4000001EC0BFBF5EF.jpg" manifest:media-type="image/jpeg"/>
  <manifest:file-entry manifest:full-path="Pictures/100000000000049D00000300EEC599F0.png" manifest:media-type="image/png"/>
  <manifest:file-entry manifest:full-path="Pictures/10000000000002F4000001EC9C0AE85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1.905cm" svg:y="-1.656cm" svg:width="10.536cm" svg:height="6.856cm" draw:z-index="0"><draw:image xlink:href="Pictures/10000000000002F4000001EC9C0AE854.jpg" xlink:type="simple" xlink:show="embed" xlink:actuate="onLoad" draw:mime-type="image/jpeg"/></draw:frame><draw:frame draw:style-name="fr2" draw:name="Image2" text:anchor-type="char" svg:x="8.063cm" svg:y="-1.808cm" svg:width="10.777cm" svg:height="7.008cm" draw:z-index="1"><draw:image xlink:href="Pictures/100000000000049D00000300EEC599F0.png" xlink:type="simple" xlink:show="embed" xlink:actuate="onLoad" draw:mime-type="image/png"/></draw:frame><draw:frame draw:style-name="fr2" draw:name="Image3" text:anchor-type="char" svg:x="-1.741cm" svg:y="7.257cm" svg:width="10.582cm" svg:height="6.886cm" draw:z-index="2"><draw:image xlink:href="Pictures/10000000000002F4000001EC0BFBF5EF.jpg" xlink:type="simple" xlink:show="embed" xlink:actuate="onLoad" draw:mime-type="image/jpeg"/></draw:frame><draw:frame draw:style-name="fr2" draw:name="Image4" text:anchor-type="char" svg:x="8.401cm" svg:y="7.276cm" svg:width="10.599cm" svg:height="6.892cm" draw:z-index="3"><draw:image xlink:href="Pictures/100000000000049D0000030078907892.png" xlink:type="simple" xlink:show="embed" xlink:actuate="onLoad" draw:mime-type="image/png"/></draw:frame><draw:frame draw:style-name="fr2" draw:name="Image5" text:anchor-type="char" svg:x="-2cm" svg:y="18.217cm" svg:width="10.918cm" svg:height="7.1cm" draw:z-index="4"><draw:image xlink:href="Pictures/100000000000049D00000300AD785B54.png" xlink:type="simple" xlink:show="embed" xlink:actuate="onLoad" draw:mime-type="image/png"/></draw:frame></text:p>
      <text:p text:style-name="P1"><draw:frame draw:style-name="fr1" draw:name="Image6" text:anchor-type="char" svg:width="17cm" svg:height="11.054cm" draw:z-index="5"><draw:image xlink:href="Pictures/100000000000049D000003006417888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3:41:48.923013039</meta:creation-date>
    <dc:date>2024-02-26T23:49:12.841700948</dc:date>
    <meta:editing-duration>PT7M30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7.6.4.1$Linux_X86_64 LibreOffice_project/60$Build-1</meta:generator>
  </office:meta>
</office:document-meta>
</file>